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ff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text-properties fo:color="#0000ff" fo:font-size="11pt" style:font-size-asian="11pt" style:font-size-complex="11pt"/>
    </style:style>
    <style:style style:name="P3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break-before="pag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break-before="page"/>
      <style:text-properties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2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3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text-properties fo:color="#0000ff" fo:font-size="11pt" style:text-underline-style="none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6" style:family="paragraph" style:parent-style-name="Standard" style:list-style-name="L4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9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0000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color="#ff0000" fo:font-size="11pt" style:text-underline-style="none" fo:font-weight="bold" style:font-size-asian="11pt" style:font-weight-asian="bold" style:font-size-complex="11pt" style:font-weight-complex="bold"/>
    </style:style>
    <style:style style:name="T6" style:family="text">
      <style:text-properties fo:color="#ff0000" fo:font-size="11pt" style:text-underline-style="none" fo:font-weight="normal" style:font-size-asian="11pt" style:font-weight-asian="normal" style:font-size-complex="11pt" style:font-weight-complex="normal"/>
    </style:style>
    <style:style style:name="T7" style:family="text">
      <style:text-properties fo:color="#0000ff"/>
    </style:style>
    <style:style style:name="T8" style:family="text">
      <style:text-properties fo:color="#0000ff" fo:font-weight="bold" style:font-weight-asian="bold" style:font-weight-complex="bold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style:use-window-font-color="true" fo:font-size="11pt" style:text-underline-style="none" fo:font-weight="normal" style:font-size-asian="11pt" style:font-weight-asian="normal" style:font-size-complex="11pt" style:font-weight-complex="normal"/>
    </style:style>
    <style:style style:name="T12" style:family="text">
      <style:text-properties fo:color="#ff0066"/>
    </style:style>
    <style:style style:name="T13" style:family="text">
      <style:text-properties fo:color="#ff0066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he idea with CSS is to select elements and apply properties.</text:p>
      <text:p text:style-name="P8"/>
      <text:p text:style-name="P8">You can commonly select by:</text:p>
      <text:list xml:id="list8054689942433909057" text:style-name="L1">
        <text:list-item>
          <text:p text:style-name="P11">html element type eg <text:span text:style-name="T12">p </text:span><text:s text:c="2"/>( for &lt;p&gt;</text:p>
        </text:list-item>
        <text:list-item>
          <text:p text:style-name="P11">element id <text:s text:c="7"/><text:span text:style-name="T12">#idname</text:span></text:p>
        </text:list-item>
        <text:list-item>
          <text:p text:style-name="P11">element class <text:s text:c="2"/><text:span text:style-name="T12">.classname</text:span></text:p>
        </text:list-item>
      </text:list>
      <text:p text:style-name="P8">and various combinations of above.</text:p>
      <text:p text:style-name="P8"/>
      <text:p text:style-name="P8">You can also select by </text:p>
      <text:list xml:id="list5872220374079983192" text:style-name="L2">
        <text:list-item>
          <text:p text:style-name="P12">html attribute* <text:s/>( eg <text:s/><text:span text:style-name="T12">[target=_blank] </text:span></text:p>
        </text:list-item>
        <text:list-item>
          <text:p text:style-name="P12">state of the element ( eg <text:span text:style-name="T12">:hover</text:span>) <text:s/>- <text:span text:style-name="T7">pseudo-class</text:span></text:p>
        </text:list-item>
        <text:list-item>
          <text:p text:style-name="P12"><text:span text:style-name="T9">part of an element ( eg </text:span><text:span text:style-name="T12">::before</text:span><text:span text:style-name="T9">, </text:span><text:span text:style-name="T12">::selected</text:span><text:span text:style-name="T9">) –</text:span><text:span text:style-name="T7"> pseudo elements</text:span></text:p>
        </text:list-item>
      </text:list>
      <text:p text:style-name="P8"/>
      <text:p text:style-name="P8">Elements can be combined with:</text:p>
      <text:p text:style-name="P8"/>
      <text:p text:style-name="P8">p, div { <text:s text:c="10"/><text:span text:style-name="T7">// comma separates list of element types <text:s/>&lt;p&gt; OR &lt;div&gt;</text:span></text:p>
      <text:p text:style-name="P8">}</text:p>
      <text:p text:style-name="P8"/>
      <text:p text:style-name="P8">p.classname { <text:span text:style-name="T7">// &lt;p&gt; AND class = classname</text:span></text:p>
      <text:p text:style-name="P8">}</text:p>
      <text:p text:style-name="P8"/>
      <text:p text:style-name="P8">Different ways to select children</text:p>
      <text:list xml:id="list1098205749710034970" text:style-name="L3">
        <text:list-item>
          <text:p text:style-name="P13">all direct children</text:p>
        </text:list-item>
        <text:list-item>
          <text:p text:style-name="P13">all children</text:p>
        </text:list-item>
        <text:list-item>
          <text:p text:style-name="P13">all adjacent siblings</text:p>
        </text:list-item>
        <text:list-item>
          <text:p text:style-name="P13">all siblings</text:p>
        </text:list-item>
      </text:list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9">Basic CCS Selectors</text:p>
      <text:p text:style-name="P6"/>
      <text:p text:style-name="P1"><text:span text:style-name="T2">Element </text:span>selector <text:s/>( &lt;p&gt; element shown below )</text:p>
      <text:p text:style-name="P6">p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2"><text:span text:style-name="T3">ID</text:span><text:span text:style-name="T1"> selector ( elements with ID #para1 shown)</text:span></text:p>
      <text:p text:style-name="P6">#para1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1"><text:span text:style-name="T2">Class</text:span> Selector ( elements of class "center")</text:p>
      <text:p text:style-name="P6">.center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1"><text:span text:style-name="T2">Combine</text:span> &lt;p&gt; conbined with class "centre </text:p>
      <text:p text:style-name="P6">p.centre {</text:p>
      <text:p text:style-name="P6"><text:s text:c="4"/>text-align: right;</text:p>
      <text:p text:style-name="P6"><text:s text:c="4"/>color: blue;</text:p>
      <text:p text:style-name="P6">}</text:p>
      <text:p text:style-name="P6"/>
      <text:p text:style-name="P2"><text:span text:style-name="T2">Multiple</text:span> element selectors ( applies to &lt;p&gt;, &lt;h1&gt; and &lt;div&gt;</text:p>
      <text:p text:style-name="P6">p ,h1, div {</text:p>
      <text:p text:style-name="P6"><text:s text:c="4"/>text-align: center;</text:p>
      <text:p text:style-name="P6"><text:s text:c="4"/>color: red;</text:p>
      <text:p text:style-name="P6">}</text:p>
      <text:p text:style-name="P6"/>
      <text:p text:style-name="P5">CCS Combinators <text:s/>( relationahip -child/sibling- between selectors )</text:p>
      <text:p text:style-name="P5"/>
      <text:p text:style-name="P5">4 only combinators <text:s text:c="3"/><text:span text:style-name="T2">space <text:s text:c="2"/>&gt; <text:s text:c="2"/>+ <text:s text:c="3"/>~</text:span></text:p>
      <text:p text:style-name="P6"/>
      <text:p text:style-name="P6"><text:span text:style-name="T2">Descendant</text:span> <text:span text:style-name="T7">Selector ( all &lt;p&gt; elements inside a &lt;div&gt;)</text:span></text:p>
      <text:p text:style-name="P6">div p {</text:p>
      <text:p text:style-name="P6"><text:s text:c="4"/>background-color: yellow;</text:p>
      <text:p text:style-name="P6">}</text:p>
      <text:p text:style-name="P6"/>
      <text:p text:style-name="P6"><text:span text:style-name="T2">Child Selector</text:span> <text:span text:style-name="T7">( all &lt;p&gt; that are immediate children of &lt;div&gt;)</text:span></text:p>
      <text:p text:style-name="P6">div &gt; p {</text:p>
      <text:p text:style-name="P6"><text:s text:c="4"/>background-color: yellow;</text:p>
      <text:p text:style-name="P6">}</text:p>
      <text:p text:style-name="P6"/>
      <text:p text:style-name="P6"><text:span text:style-name="T2">Adjacent Sibling Selector</text:span> <text:span text:style-name="T7">( all &lt;p&gt; placed immediately after &lt;div&gt; - sibling + adjacent)</text:span></text:p>
      <text:p text:style-name="P6">div + p {</text:p>
      <text:p text:style-name="P6"><text:s text:c="4"/>background-color: yellow;</text:p>
      <text:p text:style-name="P6">}</text:p>
      <text:p text:style-name="P6"/>
      <text:p text:style-name="P6"><text:span text:style-name="T2">General Sibling Selector</text:span> <text:span text:style-name="T7">( all &lt;p&gt; that is sibling of <text:s/>&lt;div&gt; - sibling )</text:span></text:p>
      <text:p text:style-name="P6">div ~ p {</text:p>
      <text:p text:style-name="P6"><text:s text:c="4"/>background-color: yellow;</text:p>
      <text:p text:style-name="P6">}</text:p>
      <text:p text:style-name="P4"/>
      <text:p text:style-name="P3"/>
      <text:p text:style-name="P9">CSS Pseudo-classes</text:p>
      <text:p text:style-name="P7">A pseudo-class is used to define a special <text:span text:style-name="T13">state</text:span> of an element.</text:p>
      <text:p text:style-name="P7">State meaning hover, focus etc</text:p>
      <text:p text:style-name="P7">ie the class is not specified in the element but represents the state of the element,</text:p>
      <text:p text:style-name="P7"/>
      <text:p text:style-name="P7">The syntax of pseudo-classes:</text:p>
      <text:p text:style-name="P7"/>
      <text:p text:style-name="P7">selector:pseudo-class {</text:p>
      <text:p text:style-name="P7"><text:s text:c="4"/>property:value;</text:p>
      <text:p text:style-name="P7">}</text:p>
      <text:p text:style-name="P7"/>
      <text:p text:style-name="P7"><text:span text:style-name="T7">link &lt;a&gt; with "highlight" class will turn red with pseudo class</text:span> <text:span text:style-name="T3">hover</text:span></text:p>
      <text:p text:style-name="P7">a.highlight:hover {</text:p>
      <text:p text:style-name="P7"><text:s text:c="4"/>color: #ff0000;</text:p>
      <text:p text:style-name="P7">}</text:p>
      <text:p text:style-name="P7"/>
      <text:p text:style-name="P5">CSS Pseudo-elements</text:p>
      <text:p text:style-name="P7">A pseudo-element is used to define <text:span text:style-name="T13">part </text:span>of an element including before and after.</text:p>
      <text:p text:style-name="P7"/>
      <text:p text:style-name="P7"/>
      <text:p text:style-name="P7"/>
      <text:p text:style-name="P7"/>
      <text:p text:style-name="P7"/>
      <text:p text:style-name="P10"><text:span text:style-name="T3">Display </text:span>Property</text:p>
      <text:p text:style-name="P7"/>
      <text:p text:style-name="P7">display: none; <text:s text:c="3"/>// hides element and takes up no space</text:p>
      <text:p text:style-name="P7">display: inline; <text:s text:c="2"/>// takes part of line as needed</text:p>
      <text:p text:style-name="P7">diaplay: block; <text:s text:c="2"/>// take full page width</text:p>
      <text:p text:style-name="P7"/>
      <text:p text:style-name="P7">visibility:hidden // hides element but space is still taken up</text:p>
      <text:p text:style-name="P7"/>
      <text:p text:style-name="P7">Ful list of display properties:</text:p>
      <text:list xml:id="list2632453348943822745" text:style-name="L4">
        <text:list-item>
          <text:p text:style-name="P14">inline</text:p>
        </text:list-item>
        <text:list-item>
          <text:p text:style-name="P14">block</text:p>
        </text:list-item>
        <text:list-item>
          <text:p text:style-name="P16">contents</text:p>
        </text:list-item>
        <text:list-item>
          <text:p text:style-name="P14">flex</text:p>
        </text:list-item>
        <text:list-item>
          <text:p text:style-name="P14">grid</text:p>
        </text:list-item>
        <text:list-item>
          <text:p text:style-name="P16">inline-block</text:p>
        </text:list-item>
        <text:list-item>
          <text:p text:style-name="P16">inline-flex</text:p>
        </text:list-item>
        <text:list-item>
          <text:p text:style-name="P16">inline-grid</text:p>
        </text:list-item>
        <text:list-item>
          <text:p text:style-name="P16">inline-table</text:p>
        </text:list-item>
        <text:list-item>
          <text:p text:style-name="P14">list-item</text:p>
        </text:list-item>
        <text:list-item>
          <text:p text:style-name="P16">run-in</text:p>
        </text:list-item>
        <text:list-item>
          <text:p text:style-name="P16">table</text:p>
        </text:list-item>
        <text:list-item>
          <text:p text:style-name="P16">table-caption</text:p>
        </text:list-item>
        <text:list-item>
          <text:p text:style-name="P16">table-column-group</text:p>
        </text:list-item>
        <text:list-item>
          <text:p text:style-name="P16">table-header-group</text:p>
        </text:list-item>
        <text:list-item>
          <text:p text:style-name="P16">table-footer-group</text:p>
        </text:list-item>
        <text:list-item>
          <text:p text:style-name="P16">table-row-group</text:p>
        </text:list-item>
        <text:list-item>
          <text:p text:style-name="P16">table-cell</text:p>
        </text:list-item>
        <text:list-item>
          <text:p text:style-name="P16">table-column</text:p>
        </text:list-item>
        <text:list-item>
          <text:p text:style-name="P16">table-row</text:p>
        </text:list-item>
        <text:list-item>
          <text:p text:style-name="P14">none</text:p>
        </text:list-item>
        <text:list-item>
          <text:p text:style-name="P16">initial</text:p>
        </text:list-item>
      </text:list>
      <text:p text:style-name="P5"/>
      <text:p text:style-name="P5"/>
      <text:p text:style-name="P19">CSS Positioning</text:p>
      <text:p text:style-name="P17"/>
      <text:p text:style-name="P7">Position property has these values:</text:p>
      <text:p text:style-name="P17"/>
      <text:p text:style-name="P17"><text:span text:style-name="T2">static:</text:span><text:tab/><text:tab/><text:span text:style-name="T14">Default. Not affected by the top, bottom, left, and right properties.</text:span></text:p>
      <text:p text:style-name="Standard"><text:span text:style-name="T5">relative:<text:tab/></text:span><text:span text:style-name="T11">Means relative to where it would be positioned without any positioning applied.</text:span></text:p>
      <text:p text:style-name="Standard"><text:span text:style-name="T5">absolute:</text:span><text:tab/>Positioned relative to the nearest <text:span text:style-name="T8">positioned</text:span> ancestor.</text:p>
      <text:p text:style-name="Standard"><text:span text:style-name="T5">fixed:</text:span><text:tab/><text:tab/>Is positioned relative to the viewport – and stays there when scrolled.</text:p>
      <text:p text:style-name="Standard"><text:span text:style-name="T5">sticky:</text:span><text:tab/><text:tab/>Toggles between relative and fixed, depending on the scroll position</text:p>
      <text:p text:style-name="P17"/>
      <text:p text:style-name="P7">Elements are positioned using the <text:span text:style-name="T7">top, bottom, left, and right </text:span>properties. However, these properties <text:span text:style-name="T7">will not work unless the position property is set</text:span> first. They also work differently depending on the position val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7M59S</meta:editing-duration>
    <meta:editing-cycles>6</meta:editing-cycles>
    <meta:generator>OpenOffice/4.1.4$Win32 OpenOffice.org_project/414m5$Build-9788</meta:generator>
    <dc:date>2018-06-07T09:12:55.81</dc:date>
    <dc:creator>Brendan Curtin</dc:creator>
    <meta:document-statistic meta:table-count="0" meta:image-count="0" meta:object-count="0" meta:page-count="5" meta:paragraph-count="114" meta:word-count="547" meta:character-count="3286"/>
    <meta:user-defined meta:name="Info 1"/>
    <meta:user-defined meta:name="Info 2"/>
    <meta:user-defined meta:name="Info 3"/>
    <meta:user-defined meta:name="Info 4"/>
  </office:meta>
</office:document-meta>
</file>